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203cm" svg:stroke-color="#996633" draw:marker-start-width="0.503cm" draw:marker-end-width="0.503cm" draw:fill="solid" draw:fill-color="#996633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width="0.203cm" svg:stroke-color="#996633" draw:marker-start-width="0.503cm" draw:marker-end-width="0.503cm" draw:fill="solid" draw:fill-color="#999999" draw:textarea-horizontal-align="justify" draw:textarea-vertical-align="middle" draw:auto-grow-height="fals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88cm" fo:min-width="0cm"/>
    </style:style>
    <style:style style:name="gr5" style:family="graphic" style:parent-style-name="objectwithoutfill">
      <style:graphic-properties draw:stroke="solid" svg:stroke-width="0.152cm" svg:stroke-color="#cccc99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draw:stroke="solid" svg:stroke-width="0.051cm" svg:stroke-color="#ff950e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cm" svg:stroke-color="#000000" draw:fill="none" draw:fill-color="#ffffff" fo:min-height="0.612cm"/>
    </style:style>
    <style:style style:name="gr8" style:family="graphic" style:parent-style-name="standard">
      <style:graphic-properties draw:stroke="none" svg:stroke-width="0cm" svg:stroke-color="#000000" draw:fill="none" draw:fill-color="#ffffff" fo:min-height="0cm"/>
    </style:style>
    <style:style style:name="gr9" style:family="graphic" style:parent-style-name="standard">
      <style:graphic-properties draw:stroke="none" svg:stroke-width="0cm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text-properties fo:color="#ff950e"/>
    </style:style>
    <style:style style:name="T1" style:family="text">
      <style:text-properties fo:color="#ffffff"/>
    </style:style>
    <style:style style:name="T2" style:family="text">
      <style:text-properties fo:color="#ff950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148cm" svg:height="1.578cm" svg:x="18.842cm" svg:y="2.6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2.667cm" svg:height="0.962cm" svg:x="19.258cm" svg:y="2.986cm">
            <draw:text-box>
              <text:p><text:span text:style-name="T1">python</text:span></text:p>
            </draw:text-box>
          </draw:frame>
        </draw:g>
        <draw:g>
          <draw:custom-shape draw:style-name="gr1" draw:text-style-name="P1" draw:layer="layout" svg:width="3.148cm" svg:height="1.578cm" svg:x="18.915cm" svg:y="7.8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2.956cm" svg:height="0.962cm" svg:x="19.55cm" svg:y="8.193cm">
            <draw:text-box>
              <text:p text:style-name="P1"><text:span text:style-name="T1">bash</text:span></text:p>
            </draw:text-box>
          </draw:frame>
        </draw:g>
        <draw:g>
          <draw:custom-shape draw:style-name="gr1" draw:text-style-name="P1" draw:layer="layout" svg:width="3.148cm" svg:height="2.413cm" svg:x="18.988cm" svg:y="12.12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2.956cm" svg:height="1.673cm" svg:x="19.658cm" svg:y="12.503cm">
            <draw:text-box>
              <text:p text:style-name="P1"><text:span text:style-name="T1">html</text:span></text:p>
              <text:p text:style-name="P1"><text:span text:style-name="T1">JSP</text:span></text:p>
            </draw:text-box>
          </draw:frame>
        </draw:g>
        <draw:g>
          <draw:custom-shape draw:style-name="gr1" draw:text-style-name="P1" draw:layer="layout" svg:width="3.148cm" svg:height="1.578cm" svg:x="4.075cm" svg:y="11.7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2.956cm" svg:height="0.962cm" svg:x="4.71cm" svg:y="12.103cm">
            <draw:text-box>
              <text:p text:style-name="P1"><text:span text:style-name="T1">SQL</text:span></text:p>
            </draw:text-box>
          </draw:frame>
        </draw:g>
        <draw:g>
          <draw:custom-shape draw:style-name="gr1" draw:text-style-name="P1" draw:layer="layout" svg:width="3.785cm" svg:height="1.578cm" svg:x="1.851cm" svg:y="2.6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3.554cm" svg:height="0.962cm" svg:x="2.307cm" svg:y="2.913cm">
            <draw:text-box>
              <text:p text:style-name="P1"><text:span text:style-name="T1">text files</text:span></text:p>
            </draw:text-box>
          </draw:frame>
        </draw:g>
        <draw:g>
          <draw:custom-shape draw:style-name="gr3" draw:text-style-name="P1" draw:layer="layout" svg:width="4.342cm" svg:height="1.578cm" svg:x="3.924cm" svg:y="4.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4.077cm" svg:height="0.962cm" svg:x="4.505cm" svg:y="4.745cm">
            <draw:text-box>
              <text:p text:style-name="P1"><text:span text:style-name="T1">stockfiles</text:span></text:p>
            </draw:text-box>
          </draw:frame>
        </draw:g>
        <draw:g>
          <draw:custom-shape draw:style-name="gr3" draw:text-style-name="P1" draw:layer="layout" svg:width="4.342cm" svg:height="2.206cm" svg:x="3.897cm" svg:y="6.41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3" draw:layer="layout" svg:width="4.077cm" svg:height="2.338cm" svg:x="4.432cm" svg:y="6.669cm">
            <draw:text-box>
              <text:p text:style-name="P1"><text:span text:style-name="T1">simulation results</text:span></text:p>
            </draw:text-box>
          </draw:frame>
        </draw:g>
        <draw:g>
          <draw:custom-shape draw:style-name="gr1" draw:text-style-name="P1" draw:layer="layout" svg:width="3.81cm" svg:height="1.578cm" svg:x="2.086cm" svg:y="15.5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2.956cm" svg:height="0.962cm" svg:x="2.621cm" svg:y="15.894cm">
            <draw:text-box>
              <text:p text:style-name="P1"><text:span text:style-name="T1">crontab</text:span></text:p>
            </draw:text-box>
          </draw:frame>
        </draw:g>
        <draw:line draw:style-name="gr5" draw:text-style-name="P1" draw:layer="layout" svg:x1="20.347cm" svg:y1="11.795cm" svg:x2="20.347cm" svg:y2="9.763cm">
          <text:p/>
        </draw:line>
        <draw:line draw:style-name="gr5" draw:text-style-name="P1" draw:layer="layout" svg:x1="19.542cm" svg:y1="7.223cm" svg:x2="19.542cm" svg:y2="4.81cm">
          <text:p/>
        </draw:line>
        <draw:line draw:style-name="gr5" draw:text-style-name="P1" draw:layer="layout" svg:x1="2.713cm" svg:y1="15.005cm" svg:x2="2.713cm" svg:y2="4.591cm">
          <text:p/>
        </draw:line>
        <draw:g>
          <draw:line draw:style-name="gr5" draw:text-style-name="P1" draw:layer="layout" svg:x1="10.421cm" svg:y1="12.592cm" svg:x2="18.018cm" svg:y2="12.592cm">
            <text:p/>
          </draw:line>
          <draw:line draw:style-name="gr5" draw:text-style-name="P1" draw:layer="layout" svg:x1="15.644cm" svg:y1="12.592cm" svg:x2="8.047cm" svg:y2="12.592cm">
            <text:p/>
          </draw:line>
        </draw:g>
        <draw:g>
          <draw:line draw:style-name="gr5" draw:text-style-name="P1" draw:layer="layout" svg:x1="8.921cm" svg:y1="3.294cm" svg:x2="17.726cm" svg:y2="3.294cm">
            <text:p/>
          </draw:line>
          <draw:line draw:style-name="gr5" draw:text-style-name="P1" draw:layer="layout" svg:x1="14.974cm" svg:y1="3.294cm" svg:x2="6.169cm" svg:y2="3.294cm">
            <text:p/>
          </draw:line>
        </draw:g>
        <draw:custom-shape draw:style-name="gr6" draw:text-style-name="P1" draw:layer="layout" svg:width="3.81cm" svg:height="2.286cm" svg:x="18.488cm" svg:y="2.3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4.672cm" svg:height="0.962cm" svg:x="18.334cm" svg:y="1.162cm">
          <draw:text-box>
            <text:p><text:span text:style-name="T2">berekeningen</text:span></text:p>
          </draw:text-box>
        </draw:frame>
        <draw:custom-shape draw:style-name="gr6" draw:text-style-name="P1" draw:layer="layout" svg:width="3.81cm" svg:height="7.239cm" svg:x="18.588cm" svg:y="7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" draw:layer="layout" svg:width="4.318cm" svg:height="0.962cm" svg:x="18.715cm" svg:y="15.043cm">
          <draw:text-box>
            <text:p><text:span text:style-name="T2">webapp</text:span></text:p>
          </draw:text-box>
        </draw:frame>
        <draw:frame draw:style-name="gr8" draw:text-style-name="P4" draw:layer="layout" svg:width="4.318cm" svg:height="0.962cm" svg:x="4.11cm" svg:y="10.487cm">
          <draw:text-box>
            <text:p><text:span text:style-name="T2">database</text:span></text:p>
          </draw:text-box>
        </draw:frame>
        <draw:custom-shape draw:style-name="gr6" draw:text-style-name="P1" draw:layer="layout" svg:width="3.81cm" svg:height="2.286cm" svg:x="3.729cm" svg:y="11.4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4.572cm" svg:height="2.286cm" svg:x="1.697cm" svg:y="15.2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" draw:layer="layout" svg:width="3.81cm" svg:height="1.673cm" svg:x="6.523cm" svg:y="15.513cm">
          <draw:text-box>
            <text:p><text:span text:style-name="T2">yahoo data downloader</text:span></text:p>
          </draw:text-box>
        </draw:frame>
        <draw:g>
          <draw:line draw:style-name="gr5" draw:text-style-name="P1" draw:layer="layout" svg:x1="11.113cm" svg:y1="8.637cm" svg:x2="18.08cm" svg:y2="11.83cm">
            <text:p/>
          </draw:line>
          <draw:line draw:style-name="gr5" draw:text-style-name="P1" draw:layer="layout" svg:x1="15.903cm" svg:y1="10.832cm" svg:x2="8.936cm" svg:y2="7.639cm">
            <text:p/>
          </draw:line>
        </draw:g>
        <draw:custom-shape draw:style-name="gr9" draw:text-style-name="P1" draw:layer="layout" svg:width="1.075cm" svg:height="1.27cm" draw:transform="rotate (-0.480489143074039) translate (11.474cm 7.993cm)">
          <text:p/>
          <draw:enhanced-geometry svg:viewBox="0 0 21600 21600" draw:type="rectangle" draw:enhanced-path="M 0 0 L 21600 0 21600 21600 0 21600 0 0 Z N"/>
        </draw:custom-shape>
        <draw:g>
          <draw:line draw:style-name="gr5" draw:text-style-name="P1" draw:layer="layout" svg:x1="10.397cm" svg:y1="9.734cm" svg:x2="18.234cm" svg:y2="3.929cm">
            <text:p/>
          </draw:line>
          <draw:line draw:style-name="gr5" draw:text-style-name="P1" draw:layer="layout" svg:x1="15.785cm" svg:y1="5.744cm" svg:x2="7.948cm" svg:y2="11.549cm">
            <text:p/>
          </draw:line>
        </draw:g>
        <draw:g>
          <draw:line draw:style-name="gr5" draw:text-style-name="P1" draw:layer="layout" svg:x1="22.384cm" svg:y1="15.44cm" svg:x2="23.479cm" svg:y2="16.875cm">
            <text:p/>
          </draw:line>
          <draw:line draw:style-name="gr5" draw:text-style-name="P1" draw:layer="layout" svg:x1="23.137cm" svg:y1="16.427cm" svg:x2="22.042cm" svg:y2="14.992cm">
            <text:p/>
          </draw:line>
        </draw:g>
        <draw:g>
          <draw:custom-shape draw:style-name="gr1" draw:text-style-name="P1" draw:layer="layout" svg:width="3.148cm" svg:height="2.413cm" svg:x="23.479cm" svg:y="17.12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2.956cm" svg:height="0.962cm" svg:x="24.087cm" svg:y="17.864cm">
            <draw:text-box>
              <text:p text:style-name="P1"><text:span text:style-name="T1">JAVA</text:span></text:p>
            </draw:text-box>
          </draw:frame>
        </draw:g>
        <draw:frame draw:style-name="gr8" draw:text-style-name="P4" draw:layer="layout" svg:width="4.318cm" svg:height="0.962cm" svg:x="20.623cm" svg:y="18.507cm">
          <draw:text-box>
            <text:p><text:span text:style-name="T2">IB API</text:span></text:p>
          </draw:text-box>
        </draw:frame>
        <draw:custom-shape draw:style-name="gr6" draw:text-style-name="P1" draw:layer="layout" svg:width="3.683cm" svg:height="2.921cm" svg:x="23.225cm" svg:y="16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8T19:39:51.606981512</meta:creation-date>
    <meta:generator>LibreOffice/4.2.8.2$Linux_X86_64 LibreOffice_project/420m0$Build-2</meta:generator>
    <dc:date>2015-08-29T10:40:15.794844182</dc:date>
    <meta:editing-duration>PT27M29S</meta:editing-duration>
    <meta:editing-cycles>21</meta:editing-cycles>
    <meta:document-statistic meta:object-count="56"/>
  </office:meta>
</office:document-meta>
</file>